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3C00000033849EA19FD24A2D9E.png" manifest:media-type="image/png"/>
  <manifest:file-entry manifest:full-path="Pictures/10000000000000430000004872B9E7E5022F737F.png" manifest:media-type="image/png"/>
  <manifest:file-entry manifest:full-path="Pictures/1000000000000032000000462B278B447DD31489.png" manifest:media-type="image/png"/>
  <manifest:file-entry manifest:full-path="Pictures/100000000000008B000001A082833784EF346DF2.jpg" manifest:media-type="image/jpeg"/>
  <manifest:file-entry manifest:full-path="Pictures/10000000000001090000004A81E5E0327828512D.png" manifest:media-type="image/png"/>
  <manifest:file-entry manifest:full-path="Pictures/TablePreview2.svm" manifest:media-type=""/>
  <manifest:file-entry manifest:full-path="Pictures/100000000000003E0000003605728D6C6E5D4595.png" manifest:media-type="image/png"/>
  <manifest:file-entry manifest:full-path="Pictures/100000000000003C0000004C7DAA487A259CC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4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8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2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3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7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29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3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notes">
      <style:graphic-properties draw:fill-color="#ffffff" fo:min-height="12.409cm"/>
    </style:style>
    <style:style style:name="pr11" style:family="presentation" style:parent-style-name="Title2-outline1" style:list-style-name="L5">
      <style:graphic-properties fo:min-height="13.142cm"/>
    </style:style>
    <style:style style:name="pr12" style:family="presentation" style:parent-style-name="Title2-title">
      <style:graphic-properties fo:min-height="1.48cm"/>
    </style:style>
    <style:style style:name="pr13" style:family="presentation" style:parent-style-name="Title2-title">
      <style:graphic-properties fo:min-height="2.5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draw:auto-grow-height="true" fo:min-height="2.006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97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0" style:family="paragraph">
      <style:paragraph-properties fo:margin-left="0.95cm" fo:margin-right="0cm" fo:margin-top="0cm" fo:margin-bottom="0cm" fo:text-indent="0cm"/>
    </style:style>
    <style:style style:name="P31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2" style:family="paragraph">
      <loext:graphic-properties draw:fill-color="#f37b70"/>
      <style:paragraph-properties fo:text-align="center"/>
      <style:text-properties fo:font-size="18pt"/>
    </style:style>
    <style:style style:name="P33" style:family="paragraph">
      <loext:graphic-properties draw:fill-color="#fff9ae"/>
      <style:paragraph-properties fo:text-align="center"/>
      <style:text-properties fo:font-size="18pt"/>
    </style:style>
    <style:style style:name="P34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000000" draw:opacity="100%"/>
      <style:paragraph-properties fo:text-align="center"/>
    </style:style>
    <style:style style:name="P38" style:family="paragraph">
      <loext:graphic-properties draw:fill="none"/>
      <style:text-properties style:text-position="-33% 58%"/>
    </style:style>
    <style:style style:name="P39" style:family="paragraph">
      <style:paragraph-properties fo:margin-top="0.4cm" fo:margin-bottom="0cm"/>
      <style:text-properties fo:font-size="18pt" style:font-size-asian="18pt" style:font-size-complex="18pt"/>
    </style:style>
    <style:style style:name="P40" style:family="paragraph">
      <style:paragraph-properties fo:margin-left="1.9cm" fo:margin-right="0cm" fo:margin-top="0.4cm" fo:margin-bottom="0cm" fo:text-indent="-0.79cm"/>
      <style:text-properties fo:font-size="18pt" style:font-size-asian="18pt" style:font-size-complex="18pt"/>
    </style:style>
    <style:style style:name="P41" style:family="paragraph">
      <style:paragraph-properties fo:margin-left="1.2cm" fo:margin-right="0cm" fo:margin-top="0.4cm" fo:margin-bottom="0cm" fo:text-indent="-0.1cm"/>
      <style:text-properties fo:font-size="18pt" style:font-size-asian="18pt" style:font-size-complex="18pt"/>
    </style:style>
    <style:style style:name="P42" style:family="paragraph">
      <style:paragraph-properties fo:margin-left="1.4cm" fo:margin-right="0cm" fo:text-indent="0cm"/>
    </style:style>
    <style:style style:name="P43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4" style:family="paragraph">
      <style:paragraph-properties fo:margin-left="0.8cm" fo:margin-right="0cm" fo:margin-top="0.1cm" fo:margin-bottom="0cm" fo:text-indent="-0.1cm"/>
    </style:style>
    <style:style style:name="P45" style:family="paragraph">
      <style:paragraph-properties fo:margin-left="0.1cm" fo:margin-right="0cm" fo:margin-top="0.2cm" fo:margin-bottom="0cm" fo:text-indent="0cm"/>
    </style:style>
    <style:style style:name="P46" style:family="paragraph">
      <style:paragraph-properties fo:margin-left="0.8cm" fo:margin-right="0cm" fo:text-indent="-0.1cm"/>
    </style:style>
    <style:style style:name="P47" style:family="paragraph">
      <style:paragraph-properties fo:margin-left="1.3cm" fo:margin-right="0cm" fo:margin-top="0.2cm" fo:margin-bottom="0.4cm" fo:text-indent="0cm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50" style:family="paragraph">
      <loext:graphic-properties draw:fill-color="#ed1c24"/>
      <style:paragraph-properties fo:text-align="center"/>
    </style:style>
    <style:style style:name="P51" style:family="paragraph">
      <style:paragraph-properties fo:margin-left="1.4cm" fo:margin-right="0cm" fo:margin-top="0.3cm" fo:margin-bottom="0cm" fo:text-indent="-0.1cm"/>
      <style:text-properties fo:font-size="18pt" style:font-size-asian="18pt" style:font-size-complex="18pt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Arial1" style:font-name-asian="Arial1" style:font-name-complex="Arial1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Arial1" fo:font-size="18pt" style:font-name-asian="Arial1" style:font-name-complex="Arial1"/>
    </style:style>
    <style:style style:name="T17" style:family="text">
      <style:text-properties style:font-name="Arial1" fo:font-size="16pt" style:font-name-asian="Arial1" style:font-size-asian="16pt" style:font-name-complex="Arial1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bersi</text:span><text:span text:style-name="T1">ch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</text:span><text:span text:style-name="T5">F</text:span><text:span text:style-name="T5">H </text:span><text:span text:style-name="T5">A</text:span><text:span text:style-name="T5">A</text:span><text:span text:style-name="T5">C</text:span><text:span text:style-name="T5">H</text:span><text:span text:style-name="T5">E</text:span><text:span text:style-name="T5">N</text:span><text:span text:style-name="T4"> </text:span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ong </text:span><text:span text:style-name="T7">Short </text:span><text:span text:style-name="T7">Term </text:span><text:span text:style-name="T7">Memo</text:span><text:span text:style-name="T7">r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9" text:id="id69" text:style-name="P12"><text:span text:style-name="T8"><text:s/></text:span><text:span text:style-name="T8">Probleme von Vanilla-RNNs: </text:span></text:p>
                <text:list>
                  <text:list-item>
                    <text:p xml:id="id70" text:id="id70" text:style-name="P13"><text:span text:style-name="T8">Abhängigkeiten/Informationen gehen über lange Sequenzen hinweg verloren</text:span></text:p>
                  </text:list-item>
                  <text:list-item>
                    <text:p xml:id="id71" text:id="id71" text:style-name="P13"><text:span text:style-name="T9">Vanishing Gradient</text:span></text:p>
                  </text:list-item>
                </text:list>
              </text:list-item>
              <text:list-item>
                <text:p xml:id="id72" text:id="id72" text:style-name="P14"><text:span text:style-name="T8"><text:s/></text:span><text:span text:style-name="T8">Einführung eines Zellzustandes / Kontext </text:span></text:p>
                <text:list>
                  <text:list-item>
                    <text:p xml:id="id73" text:id="id73" text:style-name="P15">„Langzeitgedächtnis“</text:p>
                  </text:list-item>
                  <text:list-item>
                    <text:p xml:id="id74" text:id="id74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^{\left(t\right)}§svg§600§FALSE§</svg:desc>
          <draw:polygon draw:style-name="gr5" draw:text-style-name="P16" draw:layer="layout" svg:width="1.567cm" svg:height="0.812cm" svg:x="19.3cm" svg:y="9.866cm" svg:viewBox="0 0 1568 813" draw:points="784,813 0,813 0,0 1568,0 1568,813">
            <text:p/>
          </draw:polygon>
          <draw:path draw:style-name="gr6" draw:text-style-name="P17" draw:layer="layout" svg:width="0.65cm" svg:height="0.665cm" svg:x="19.346cm" svg:y="10.032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20.092cm" svg:y="9.866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20.331cm" svg:y="9.945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20.625cm" svg:y="9.866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frame draw:style-name="gr7" draw:text-style-name="P18" xml:id="id76" draw:id="id76" draw:layer="layout" svg:width="0.674cm" svg:height="0.725cm" svg:x="17cm" svg:y="12.8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ong </text:span><text:span text:style-name="T11">Short </text:span><text:span text:style-name="T11">Term </text:span><text:span text:style-name="T11">Memory</text:span><text:line-break/><text:span text:style-name="T7">Gate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2" text:id="id82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3" text:id="id83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6" text:id="id86" text:style-name="P20"><text:span text:style-name="T12"><text:s/></text:span><text:span text:style-name="T12">Eingabe: Netzeingabe und </text:span><text:span text:style-name="T13">hidden state</text:span></text:p>
              </text:list-item>
              <text:list-item>
                <text:p xml:id="id87" text:id="id87" text:style-name="P20"><text:span text:style-name="T12"><text:s/></text:span><text:span text:style-name="T12">Sigmoid-Layer erzeugt Werte zwischen 0 und 1</text:span></text:p>
                <text:list>
                  <text:list-item>
                    <text:p xml:id="id88" text:id="id88" text:style-name="P21"><text:span text:style-name="T12">1 bedeutet Information wird durchgelassen</text:span></text:p>
                  </text:list-item>
                  <text:list-item>
                    <text:p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89" draw:id="id89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6.199cm" svg:y="15.802cm" svg:viewBox="0 0 11506 774" draw:points="5753,774 0,774 0,0 11506,0 11506,774">
            <text:p/>
          </draw:polygon>
          <draw:path draw:style-name="gr6" draw:text-style-name="P17" draw:layer="layout" svg:width="0.356cm" svg:height="0.5cm" svg:x="6.211cm" svg:y="16.0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59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7.098cm" svg:y="16.0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7.901cm" svg:y="16.0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8.416cm" svg:y="15.8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8.684cm" svg:y="15.8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9.397cm" svg:y="16.2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9.782cm" svg:y="16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0.226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0.69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1.456cm" svg:y="15.8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1.778cm" svg:y="16.2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2.355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3.128cm" svg:y="15.8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3.856cm" svg:y="16.1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4.259cm" svg:y="15.8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14.685cm" svg:y="16.1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4.954cm" svg:y="16.3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15.438cm" svg:y="16.1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15.94cm" svg:y="15.9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6.707cm" svg:y="15.8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17.043cm" svg:y="16.1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17.446cm" svg:y="15.8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7" draw:id="id77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8" draw:id="id78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7" draw:text-style-name="P18" xml:id="id81" draw:id="id81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12" draw:text-style-name="P27" xml:id="id90" draw:id="id90" draw:layer="layout" svg:width="6cm" svg:height="1.013cm" svg:x="0.5cm" svg:y="16.9cm">
          <draw:text-box>
            <text:p>Kürzere Notation:</text:p>
          </draw:text-box>
        </draw:frame>
        <draw:g xml:id="id91" draw:id="id91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6.301cm" svg:y="16.994cm" svg:viewBox="0 0 8725 802" draw:points="4363,802 0,802 0,0 8725,0 8725,802">
            <text:p/>
          </draw:polygon>
          <draw:path draw:style-name="gr6" draw:text-style-name="P17" draw:layer="layout" svg:width="0.356cm" svg:height="0.5cm" svg:x="6.313cm" svg:y="17.2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692cm" svg:y="17.3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7.2cm" svg:y="17.2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003cm" svg:y="17.2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8.647cm" svg:y="16.9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8.914cm" svg:y="17.0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9.625cm" svg:y="17.4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0.181cm" svg:y="16.9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0.348cm" svg:y="17.0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0.773cm" svg:y="17.3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1.042cm" svg:y="17.5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1.526cm" svg:y="17.3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1.881cm" svg:y="17.4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2.18cm" svg:y="17.2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2.622cm" svg:y="17.3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2.89cm" svg:y="16.9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3.301cm" svg:y="17.1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4.069cm" svg:y="17.0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14.387cm" svg:y="17.4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14.767cm" svg:y="16.9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5" draw:text-style-name="P16" draw:layer="layout" svg:width="0.495cm" svg:height="0.385cm" svg:x="19.204cm" svg:y="7.614cm" svg:viewBox="0 0 496 386" draw:points="247,386 0,386 0,0 496,0 496,386">
            <text:p/>
          </draw:polygon>
          <draw:path draw:style-name="gr6" draw:text-style-name="P1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3" draw:text-style-name="P25" xml:id="id85" draw:id="id85" draw:layer="layout" svg:width="0.8cm" svg:height="0.8cm" svg:x="21.4cm" svg:y="7.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5" draw:text-style-name="P29" draw:layer="layout" svg:width="10.932cm" svg:height="5.374cm" svg:x="12.278cm" svg:y="4.826cm" presentation:class="outline" presentation:user-transformed="true">
          <draw:text-box>
            <text:list text:style-name="L1">
              <text:list-item>
                <text:p text:style-name="P28"><text:span text:style-name="T11">Bestimmt welche Informationen aus dem Kontext „vergessen“ werden</text:span></text:p>
              </text:list-item>
            </text:list>
          </draw:text-box>
        </draw:frame>
        <draw:frame presentation:style-name="pr9" draw:layer="layout" svg:width="22.402cm" svg:height="2.286cm" svg:x="0.781cm" svg:y="1.515cm" presentation:class="title" presentation:user-transformed="true">
          <draw:text-box>
            <text:p><text:span text:style-name="T11">Long </text:span><text:span text:style-name="T11">Short </text:span><text:span text:style-name="T11">Term </text:span><text:span text:style-name="T11">Memory</text:span><text:line-break/><text:span text:style-name="T7">Forget </text:span><text:span text:style-name="T7">Gate</text:span></text:p>
          </draw:text-box>
        </draw:frame>
        <draw:connector draw:style-name="gr8" draw:text-style-name="P23" draw:layer="layout" draw:type="line" svg:x1="5.461cm" svg:y1="12.1cm" svg:x2="5.486cm" svg:y2="10.7cm" svg:d="M5461 12100l25-1400" svg:viewBox="0 0 26 1401">
          <text:p/>
        </draw:connector>
        <draw:frame draw:style-name="gr7" draw:text-style-name="P18" draw:layer="layout" svg:width="2.449cm" svg:height="0.684cm" svg:x="4.339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4" draw:id="id4" draw:layer="layout" svg:width="1.8cm" svg:height="1.8cm" svg:x="4.571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3" draw:id="id3" draw:layer="layout" svg:width="1.4cm" svg:height="1cm" svg:x="4.771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5.471cm" svg:y1="9.719cm" svg:x2="5.471cm" svg:y2="7.019cm" draw:start-shape="id3" draw:start-glue-point="0" draw:end-shape="id4" svg:d="M5471 9719v-2700" svg:viewBox="0 0 1 2701">
          <text:p/>
        </draw:connector>
        <draw:connector draw:style-name="gr11" draw:text-style-name="P23" draw:layer="layout" draw:type="line" svg:x1="2.389cm" svg:y1="6.162cm" svg:x2="4.571cm" svg:y2="6.119cm" draw:end-shape="id4" draw:end-glue-point="6" svg:d="M2389 6162l2182-43" svg:viewBox="0 0 2183 44">
          <text:p/>
        </draw:connector>
        <draw:frame draw:style-name="gr7" draw:text-style-name="P18" draw:layer="layout" svg:width="0.454cm" svg:height="0.574cm" svg:x="5.689cm" svg:y="8.70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5" draw:text-style-name="P16" draw:layer="layout" svg:width="8.817cm" svg:height="0.801cm" svg:x="13.275cm" svg:y="14.601cm" svg:viewBox="0 0 8818 802" draw:points="4409,802 0,802 0,0 8818,0 8818,802">
            <text:p/>
          </draw:polygon>
          <draw:path draw:style-name="gr6" draw:text-style-name="P17" draw:layer="layout" svg:width="0.386cm" svg:height="0.704cm" svg:x="13.315cm" svg:y="14.636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6" draw:text-style-name="P17" draw:layer="layout" svg:width="0.184cm" svg:height="0.344cm" svg:x="13.676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4.183cm" svg:y="14.8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4.986cm" svg:y="14.847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5.632cm" svg:y="14.601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5.899cm" svg:y="14.652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6" draw:text-style-name="P17" draw:layer="layout" svg:width="0.288cm" svg:height="0.491cm" svg:x="16.626cm" svg:y="14.916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6" draw:text-style-name="P17" draw:layer="layout" svg:width="0.106cm" svg:height="0.773cm" svg:x="17.207cm" svg:y="14.601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7.372cm" svg:y="14.645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6" draw:text-style-name="P17" draw:layer="layout" svg:width="0.184cm" svg:height="0.344cm" svg:x="17.798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8.068cm" svg:y="15.148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18.552cm" svg:y="14.937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8.907cm" svg:y="15.09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9.206cm" svg:y="14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6" draw:text-style-name="P17" draw:layer="layout" svg:width="0.184cm" svg:height="0.344cm" svg:x="19.648cm" svg:y="14.958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9.916cm" svg:y="14.601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0.328cm" svg:y="14.729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21.093cm" svg:y="14.645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88cm" svg:height="0.491cm" svg:x="21.429cm" svg:y="14.916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6" draw:text-style-name="P17" draw:layer="layout" svg:width="0.18cm" svg:height="0.773cm" svg:x="21.834cm" svg:y="14.601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0.822cm" svg:y="5.7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7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6.0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2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6.002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ong </text:span><text:span text:style-name="T11">Short </text:span><text:span text:style-name="T11">Term </text:span><text:span text:style-name="T11">Memory</text:span><text:line-break/><text:span text:style-name="T7">Input </text:span><text:span text:style-name="T7">Gate</text:span></text:p>
          </draw:text-box>
        </draw:frame>
        <draw:frame presentation:style-name="pr11" draw:text-style-name="P31" xml:id="id92" draw:id="id92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30"><text:span text:style-name="T11">Bestimmt </text:span><text:span text:style-name="T15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4" draw:id="id94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2" xml:id="id6" draw:id="id6" draw:layer="layout" svg:width="1.8cm" svg:height="1.8cm" svg:x="5.6cm" svg:y="5.335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3" xml:id="id5" draw:id="id5" draw:layer="layout" svg:width="1.4cm" svg:height="1cm" svg:x="3cm" svg:y="9.03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4" draw:text-style-name="P23" xml:id="id95" draw:id="id95" draw:layer="layout" svg:x1="3.7cm" svg:y1="9.035cm" svg:x2="5.6cm" svg:y2="6.235cm" draw:start-shape="id5" draw:start-glue-point="0" draw:end-shape="id6" draw:end-glue-point="6" svg:d="M3700 9035v-2800h1900" svg:viewBox="0 0 1901 2801">
          <text:p/>
        </draw:connector>
        <draw:connector draw:style-name="gr11" draw:text-style-name="P23" xml:id="id96" draw:id="id96" draw:layer="layout" svg:x1="6.5cm" svg:y1="9.035cm" svg:x2="6.5cm" svg:y2="7.135cm" draw:start-shape="id7" draw:end-shape="id6" draw:end-glue-point="8" svg:d="M6500 9035v-1900" svg:viewBox="0 0 1 1901">
          <text:p/>
        </draw:connector>
        <draw:custom-shape draw:style-name="gr15" draw:text-style-name="P34" xml:id="id7" draw:id="id7" draw:layer="layout" svg:width="1.8cm" svg:height="1cm" svg:x="5.6cm" svg:y="9.03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8" draw:id="id8" draw:layer="layout" svg:width="2.449cm" svg:height="0.684cm" svg:x="4.218cm" svg:y="12.3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6" xml:id="id97" draw:id="id97" draw:layer="layout" svg:x1="5.442cm" svg:y1="12.316cm" svg:x2="3.7cm" svg:y2="10.035cm" draw:start-shape="id8" draw:start-glue-point="0" draw:end-shape="id5" svg:d="M5442 12316v-1140h-1742v-1141" svg:viewBox="0 0 1743 2282">
          <text:p/>
        </draw:connector>
        <draw:connector draw:style-name="gr16" xml:id="id98" draw:id="id98" draw:layer="layout" svg:x1="5.442cm" svg:y1="12.316cm" svg:x2="6.5cm" svg:y2="10.035cm" draw:start-shape="id8" draw:start-glue-point="0" draw:end-shape="id7" draw:end-glue-point="2" svg:d="M5442 12316v-1140h1058v-1141" svg:viewBox="0 0 1059 2282">
          <text:p/>
        </draw:connector>
        <draw:g xml:id="id99" draw:id="id99">
          <svg:title>TexMaths</svg:title>
          <svg:desc>18§display§\tilde{C}_t§svg§600§FALSE§</svg:desc>
          <draw:polygon draw:style-name="gr5" draw:text-style-name="P16" draw:layer="layout" svg:width="0.643cm" svg:height="0.677cm" svg:x="6.715cm" svg:y="8.1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1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8.3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8.5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100" draw:id="id100" draw:layer="layout" svg:width="0.378cm" svg:height="0.529cm" svg:x="3.922cm" svg:y="8.2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101" draw:id="id101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3" draw:id="id93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ong </text:span><text:span text:style-name="T11">Short </text:span><text:span text:style-name="T11">Term </text:span><text:span text:style-name="T11">Memory</text:span><text:line-break/><text:span text:style-name="T7">Outpu</text:span><text:span text:style-name="T7">t Gate</text:span></text:p>
          </draw:text-box>
        </draw:frame>
        <draw:frame presentation:style-name="pr5" draw:text-style-name="P30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2" text:id="id102" text:style-name="P30">Bestimmt welche Informationen aus dem Zellzustand in die Ausgabe übernommen werden</text:p>
              </text:list-item>
            </text:list>
          </draw:text-box>
        </draw:frame>
        <draw:g xml:id="id103" draw:id="id103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7" draw:text-style-name="P36" xml:id="id11" draw:id="id11" draw:layer="layout" svg:width="2.4cm" svg:height="1.6cm" svg:x="3.582cm" svg:y="6.4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10" draw:id="id10" draw:layer="layout" svg:width="1.8cm" svg:height="1.8cm" svg:x="3.882cm" svg:y="8.8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9" draw:id="id9" draw:layer="layout" svg:width="1.4cm" svg:height="1cm" svg:x="2.182cm" svg:y="11.6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4" draw:id="id104" draw:layer="layout" svg:x1="2.882cm" svg:y1="11.6cm" svg:x2="3.882cm" svg:y2="9.7cm" draw:start-shape="id9" draw:start-glue-point="0" draw:end-shape="id10" draw:end-glue-point="6" svg:d="M2882 11600v-1900h1000" svg:viewBox="0 0 1001 1901">
          <text:p/>
        </draw:connector>
        <draw:connector draw:style-name="gr11" draw:text-style-name="P23" xml:id="id105" draw:id="id105" draw:layer="layout" svg:x1="4.782cm" svg:y1="8cm" svg:x2="4.782cm" svg:y2="8.8cm" draw:start-shape="id11" draw:start-glue-point="8" draw:end-shape="id10" draw:end-glue-point="4" svg:d="M4782 8000v800" svg:viewBox="0 0 1 801">
          <text:p/>
        </draw:connector>
        <draw:frame draw:style-name="gr7" draw:text-style-name="P18" xml:id="id106" draw:id="id106" draw:layer="layout" svg:width="0.618cm" svg:height="0.664cm" svg:x="7.982cm" svg:y="9.2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07" draw:id="id107" draw:layer="layout" svg:width="2.099cm" svg:height="0cm" svg:x="5.682cm" svg:y="9.6cm" svg:viewBox="0 0 2100 0" draw:points="0,0 2100,0">
          <text:p/>
        </draw:polyline>
        <draw:polyline draw:style-name="gr18" draw:text-style-name="P23" xml:id="id108" draw:id="id108" draw:layer="layout" svg:width="0cm" svg:height="1.599cm" svg:x="4.8cm" svg:y="4.8cm" svg:viewBox="0 0 0 1600" draw:points="0,1600 0,0">
          <text:p/>
        </draw:polyline>
        <draw:frame draw:style-name="gr7" draw:text-style-name="P18" xml:id="id109" draw:id="id109" draw:layer="layout" svg:width="2.449cm" svg:height="0.684cm" svg:x="1.6cm" svg:y="1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19" draw:text-style-name="P23" xml:id="id110" draw:id="id110" draw:layer="layout" svg:width="0cm" svg:height="1.399cm" svg:x="2.9cm" svg:y="12.6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custom-shape draw:style-name="gr20" draw:text-style-name="P37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Long </text:span><text:span text:style-name="T7">Short </text:span><text:span text:style-name="T7">Term </text:span><text:span text:style-name="T7">Memo</text:span><text:span text:style-name="T7">ry</text:span></text:p>
          </draw:text-box>
        </draw:frame>
        <draw:custom-shape draw:style-name="gr21" draw:text-style-name="P25" xml:id="id17" draw:id="id17" draw:layer="layout" svg:width="1.769cm" svg:height="1.768cm" svg:x="4.418cm" svg:y="4.9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8" draw:id="id18" draw:layer="layout" svg:width="1.375cm" svg:height="0.983cm" svg:x="4.615cm" svg:y="11.9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16" draw:id="id16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20" draw:id="id20" draw:layer="layout" svg:width="2.358cm" svg:height="1.572cm" svg:x="14.047cm" svg:y="6.2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5" draw:id="id15" draw:layer="layout" svg:width="1.768cm" svg:height="1.769cm" svg:x="9.724cm" svg:y="8.6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3" draw:id="id13" draw:layer="layout" svg:width="1.769cm" svg:height="1.769cm" svg:x="14.341cm" svg:y="8.6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14" draw:id="id14" draw:layer="layout" svg:width="1.376cm" svg:height="0.983cm" svg:x="7.169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12" draw:id="id12" draw:layer="layout" svg:width="1.376cm" svg:height="0.983cm" svg:x="12.671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4" draw:id="id124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14" draw:text-style-name="P23" xml:id="id116" draw:id="id116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11" draw:text-style-name="P23" xml:id="id117" draw:id="id117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11" draw:text-style-name="P23" xml:id="id120" draw:id="id120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11" draw:text-style-name="P23" xml:id="id111" draw:id="id111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11" draw:text-style-name="P23" xml:id="id118" draw:id="id118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28" draw:text-style-name="P34" xml:id="id19" draw:id="id19" draw:layer="layout" svg:width="1.768cm" svg:height="0.983cm" svg:x="9.724cm" svg:y="11.9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5" draw:id="id125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7" draw:text-style-name="P18" xml:id="id126" draw:id="id126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7" draw:id="id127" draw:layer="layout" svg:width="2.062cm" svg:height="0cm" svg:x="16.11cm" svg:y="9.43cm" svg:viewBox="0 0 2063 0" draw:points="0,0 2063,0">
          <text:p/>
        </draw:polyline>
        <draw:g xml:id="id128" draw:id="id128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2" draw:id="id112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3" draw:id="id113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16" xml:id="id114" draw:id="id114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16" xml:id="id132" draw:id="id132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16" xml:id="id119" draw:id="id119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16" xml:id="id121" draw:id="id121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7" draw:text-style-name="P18" xml:id="id115" draw:id="id115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2" draw:id="id122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29" draw:id="id129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xml:id="id130" draw:id="id130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11" draw:text-style-name="P23" xml:id="id131" draw:id="id131" draw:layer="layout" svg:width="3.199cm" svg:height="0.017cm" svg:x="15.226cm" svg:y="5.776cm" svg:viewBox="0 0 3200 18" draw:points="0,18 3200,0">
          <text:p/>
        </draw:polyline>
        <draw:g xml:id="id123" draw:id="id123">
          <svg:title>TexMaths</svg:title>
          <svg:desc>18§display§\tilde{C}_{t}§svg§600§FALSE§</svg:desc>
          <draw:polygon draw:style-name="gr5" draw:text-style-name="P16" draw:layer="layout" svg:width="0.643cm" svg:height="0.677cm" svg:x="10.78cm" svg:y="11.154cm" svg:viewBox="0 0 644 678" draw:points="322,678 0,678 0,0 644,0 644,678">
            <text:p/>
          </draw:polygon>
          <draw:path draw:style-name="gr6" draw:text-style-name="P1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3" draw:text-style-name="P11" draw:layer="layout" svg:width="22.402cm" svg:height="2.5cm" svg:x="0.798cm" svg:y="1.7cm" presentation:class="title" presentation:user-transformed="true">
          <draw:text-box>
            <text:p><text:span text:style-name="T19">Long </text:span><text:span text:style-name="T19">Short </text:span><text:span text:style-name="T19">Time </text:span><text:span text:style-name="T19">Memory</text:span><text:span text:style-name="T7"><text:line-break/></text:span><text:span text:style-name="T7">Gradi</text:span><text:span text:style-name="T7">entenf</text:span><text:span text:style-name="T7">luss</text:span></text:p>
          </draw:text-box>
        </draw:frame>
        <draw:custom-shape draw:style-name="gr20" draw:text-style-name="P37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27" draw:id="id27" draw:layer="layout" svg:width="1.769cm" svg:height="1.768cm" svg:x="6.218cm" svg:y="5.50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8" draw:id="id28" draw:layer="layout" svg:width="1.375cm" svg:height="0.983cm" svg:x="6.415cm" svg:y="12.575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26" draw:id="id26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30" draw:id="id30" draw:layer="layout" svg:width="2.358cm" svg:height="1.572cm" svg:x="15.847cm" svg:y="6.8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768cm" svg:height="1.769cm" svg:x="11.524cm" svg:y="9.23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3" draw:id="id23" draw:layer="layout" svg:width="1.769cm" svg:height="1.769cm" svg:x="16.141cm" svg:y="9.234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4" draw:id="id24" draw:layer="layout" svg:width="1.376cm" svg:height="0.983cm" svg:x="8.969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22" draw:id="id22" draw:layer="layout" svg:width="1.376cm" svg:height="0.983cm" svg:x="14.471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14" draw:text-style-name="P2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28" draw:text-style-name="P34" xml:id="id29" draw:id="id29" draw:layer="layout" svg:width="1.768cm" svg:height="0.983cm" svg:x="11.524cm" svg:y="12.5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16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16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16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16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58cm" svg:y="11.745cm" svg:viewBox="0 0 644 678" draw:points="322,678 0,678 0,0 644,0 644,678">
            <text:p/>
          </draw:polygon>
          <draw:path draw:style-name="gr6" draw:text-style-name="P1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29" draw:text-style-name="P38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30" draw:text-style-name="P38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30" draw:text-style-name="P38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39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 text:style-name="P39"><text:span text:style-name="T12"><text:s/></text:span><text:span text:style-name="T12">LSTMs schwächen das </text:span><text:span text:style-name="T20">Problem verschwindender Gradienten ab</text:span></text:p>
              </text:list-item>
              <text:list-item>
                <text:p text:style-name="P39"><text:span text:style-name="T20"><text:s/></text:span><text:span text:style-name="T20">Problem im Vanilla-RNN: häufige Multiplikation mit der selben Gewichtsmatrix</text:span></text:p>
                <text:list>
                  <text:list-item>
                    <text:p text:style-name="P40"><text:span text:style-name="T20">Verstärkung verschwindender / explodierender Gradienten</text:span></text:p>
                  </text:list-item>
                </text:list>
              </text:list-item>
              <text:list-item>
                <text:p text:style-name="P39"><text:span text:style-name="T20"><text:s/></text:span><text:span text:style-name="T20">Vorteil LSTM: „Ungehinderter“ Gradientenfluss für den Zellzustand</text:span></text:p>
                <text:list>
                  <text:list-item>
                    <text:p text:style-name="P41"><text:span text:style-name="T20">Lediglich elementweise Operationen, keine Matrixmultiplikation</text:span></text:p>
                  </text:list-item>
                  <text:list-item>
                    <text:p text:style-name="P41"><text:span text:style-name="T13">Forget gate </text:span><text:span text:style-name="T20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2.402cm" svg:height="2.5cm" svg:x="0.781cm" svg:y="1.7cm" presentation:class="title" presentation:user-transformed="true">
          <draw:text-box>
            <text:p><text:span text:style-name="T19">Long </text:span><text:span text:style-name="T19">Short </text:span><text:span text:style-name="T19">Time </text:span><text:span text:style-name="T19">Memory</text:span><text:span text:style-name="T7"><text:line-break/></text:span><text:span text:style-name="T7">Gradi</text:span><text:span text:style-name="T7">entenf</text:span><text:span text:style-name="T7">lus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STM </text:span><text:span text:style-name="T7">Varian</text:span><text:span text:style-name="T7">ten</text:span></text:p>
          </draw:text-box>
        </draw:frame>
        <draw:frame presentation:style-name="pr5" draw:text-style-name="P42" xml:id="id133" draw:id="id133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2">Peephole Connections: Gates „schauen“ auf den Zellkontext</text:p>
                  </text:list-item>
                </text:list>
              </text:list-item>
            </text:list>
          </draw:text-box>
        </draw:frame>
        <draw:g xml:id="id134" draw:id="id134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5" draw:id="id135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6" draw:id="id136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STM </text:span><text:span text:style-name="T11">Varianten</text:span><text:line-break/><text:span text:style-name="T7">Peeph</text:span><text:span text:style-name="T7">ole </text:span><text:span text:style-name="T7">Conne</text:span><text:span text:style-name="T7">ctions</text:span></text:p>
          </draw:text-box>
        </draw:frame>
        <draw:custom-shape draw:style-name="gr20" draw:text-style-name="P37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37" draw:id="id37" draw:layer="layout" svg:width="1.769cm" svg:height="1.768cm" svg:x="6.656cm" svg:y="6.3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38" draw:id="id38" draw:layer="layout" svg:width="1.375cm" svg:height="0.983cm" svg:x="6.853cm" svg:y="13.3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36" draw:id="id36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40" draw:id="id40" draw:layer="layout" svg:width="2.358cm" svg:height="1.572cm" svg:x="16.285cm" svg:y="7.6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5" draw:id="id35" draw:layer="layout" svg:width="1.768cm" svg:height="1.769cm" svg:x="11.962cm" svg:y="10.0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3" draw:id="id33" draw:layer="layout" svg:width="1.769cm" svg:height="1.769cm" svg:x="16.579cm" svg:y="10.0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4" draw:id="id34" draw:layer="layout" svg:width="1.376cm" svg:height="0.983cm" svg:x="9.407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2" draw:id="id32" draw:layer="layout" svg:width="1.376cm" svg:height="0.983cm" svg:x="14.909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14" draw:text-style-name="P2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28" draw:text-style-name="P34" xml:id="id39" draw:id="id39" draw:layer="layout" svg:width="1.768cm" svg:height="0.983cm" svg:x="11.962cm" svg:y="13.38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16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16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16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16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3.018cm" svg:y="12.554cm" svg:viewBox="0 0 644 678" draw:points="322,678 0,678 0,0 644,0 644,678">
            <text:p/>
          </draw:polygon>
          <draw:path draw:style-name="gr6" draw:text-style-name="P1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6" draw:text-style-name="P1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1" draw:text-style-name="P2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30" draw:text-style-name="P2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30" draw:text-style-name="P2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30" draw:text-style-name="P2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STM </text:span><text:span text:style-name="T11">Varianten</text:span><text:line-break/><text:span text:style-name="T7">Gekoppeltes </text:span><text:span text:style-name="T22">forget</text:span><text:span text:style-name="T7"> und </text:span><text:span text:style-name="T22">input</text:span><text:span text:style-name="T7"> </text:span><text:span text:style-name="T22">gate</text:span></text:p>
          </draw:text-box>
        </draw:frame>
        <draw:custom-shape draw:style-name="gr20" draw:text-style-name="P37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xml:id="id49" draw:id="id49" draw:layer="layout" svg:width="1.769cm" svg:height="1.768cm" svg:x="5.818cm" svg:y="5.901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3" xml:id="id50" draw:id="id50" draw:layer="layout" svg:width="1.375cm" svg:height="0.983cm" svg:x="6.015cm" svg:y="12.975cm">
          <text:p text:style-name="P24"><text:span text:style-name="T16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xml:id="id48" draw:id="id48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52" draw:id="id52" draw:layer="layout" svg:width="2.358cm" svg:height="1.572cm" svg:x="15.447cm" svg:y="7.2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47" draw:id="id47" draw:layer="layout" svg:width="1.768cm" svg:height="1.769cm" svg:x="11.124cm" svg:y="9.634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46" draw:id="id46" draw:layer="layout" svg:width="1.769cm" svg:height="1.769cm" svg:x="15.741cm" svg:y="9.634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xml:id="id45" draw:id="id45" draw:layer="layout" svg:width="1.376cm" svg:height="0.983cm" svg:x="14.071cm" svg:y="12.97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28" draw:text-style-name="P34" xml:id="id51" draw:id="id51" draw:layer="layout" svg:width="1.768cm" svg:height="0.983cm" svg:x="11.124cm" svg:y="12.9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16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16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16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18cm" svg:y="12.146cm" svg:viewBox="0 0 644 678" draw:points="322,678 0,678 0,0 644,0 644,678">
            <text:p/>
          </draw:polygon>
          <draw:path draw:style-name="gr6" draw:text-style-name="P1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32" draw:text-style-name="P43" xml:id="id54" draw:id="id54" draw:layer="layout" svg:width="2.358cm" svg:height="1.572cm" svg:x="7.8cm" svg:y="9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33" draw:text-style-name="P2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ated Recurrent Units</text:span></text:p>
          </draw:text-box>
        </draw:frame>
        <draw:frame presentation:style-name="pr5" draw:text-style-name="P46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4">Vereinfachtes LSTM, verwendet keinen Zellzustand </text:p>
                  </text:list-item>
                  <text:list-item>
                    <text:p text:style-name="P44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5"><text:span text:style-name="T27">Bestimmt wie viel aus dem vorherigen</text:span><text:span text:style-name="T28"> hidden state</text:span><text:span text:style-name="T27"> in den 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5"><text:span text:style-name="T19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^{\left(t\right)}§svg§600§FALSE§</svg:desc>
          <draw:polygon draw:style-name="gr5" draw:text-style-name="P16" draw:layer="layout" svg:width="1.567cm" svg:height="0.812cm" svg:x="8.7cm" svg:y="6.3cm" svg:viewBox="0 0 1568 813" draw:points="784,813 0,813 0,0 1568,0 1568,813">
            <text:p/>
          </draw:polygon>
          <draw:path draw:style-name="gr6" draw:text-style-name="P17" draw:layer="layout" svg:width="0.65cm" svg:height="0.665cm" svg:x="8.746cm" svg:y="6.466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9.492cm" svg:y="6.3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9.731cm" svg:y="6.379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10.025cm" svg:y="6.3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62cm" presentation:class="title" presentation:user-transformed="true">
          <draw:text-box>
            <text:p><text:span text:style-name="T7">Gated Recurrent Unit</text:span></text:p>
          </draw:text-box>
        </draw:frame>
        <draw:custom-shape draw:style-name="gr10" draw:text-style-name="P26" xml:id="id55" draw:id="id55" draw:layer="layout" svg:width="1.4cm" svg:height="1cm" svg:x="5.8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6" draw:id="id56" draw:layer="layout" svg:width="1.8cm" svg:height="1.8cm" svg:x="3.674cm" svg:y="8.51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11" draw:text-style-name="P38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9" draw:text-style-name="P25" xml:id="id62" draw:id="id62" draw:layer="layout" svg:width="1.8cm" svg:height="1.8cm" svg:x="8.4cm" svg:y="4.7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3" draw:id="id63" draw:layer="layout" svg:width="1.8cm" svg:height="1.8cm" svg:x="12.2cm" svg:y="4.7cm">
          <text:p text:style-name="P24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60" draw:id="id60" draw:layer="layout" svg:width="2.358cm" svg:height="1.572cm" svg:x="8.1cm" svg:y="7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4" draw:id="id64" draw:layer="layout" svg:width="1.8cm" svg:height="1.8cm" svg:x="12.2cm" svg:y="9.6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9" draw:id="id59" draw:layer="layout" svg:width="1.4cm" svg:height="1cm" svg:x="8.5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34" draw:text-style-name="P2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34" draw:text-style-name="P2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28" draw:text-style-name="P34" xml:id="id66" draw:id="id66" draw:layer="layout" svg:width="1.768cm" svg:height="0.983cm" svg:x="12.174cm" svg:y="12.36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5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6" draw:text-style-name="P2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37" draw:text-style-name="P2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42cm" presentation:class="title" presentation:user-transformed="true">
          <draw:text-box>
            <text:p text:style-name="P11"><text:span text:style-name="T7">LSTM und GRU</text:span></text:p>
          </draw:text-box>
        </draw:frame>
        <draw:frame presentation:style-name="pr5" draw:layer="layout" svg:width="22.402cm" svg:height="13.392cm" svg:x="0.798cm" svg:y="4.326cm" presentation:class="outline">
          <draw:text-box>
            <text:list text:style-name="L1">
              <text:list-item>
                <text:p>– LSTM und GRU können auch mehrschichtig verwendet werden</text:p>
                <text:list>
                  <text:list-item>
                    <text:p text:style-name="P47">Eingabe ist hier der <text:span text:style-name="T10">hidden state</text:span><text:span text:style-name="T24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</text:list>
          </draw:text-box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5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3" presentation:use-date-time-name="dtd1">
        <office:forms form:automatic-focus="false" form:apply-design-mode="false"/>
        <draw:frame presentation:style-name="pr16" draw:text-style-name="P11" draw:layer="layout" svg:width="22.402cm" svg:height="2.006cm" svg:x="0.798cm" svg:y="1.72cm" presentation:class="title">
          <draw:text-box>
            <text:p text:style-name="P11"><text:span text:style-name="T7">One-Hot-Kodierung</text:span></text:p>
          </draw:text-box>
        </draw:frame>
        <draw:frame presentation:style-name="pr5" draw:text-style-name="P48" draw:layer="layout" svg:width="13.802cm" svg:height="13.392cm" svg:x="0.798cm" svg:y="4.326cm" presentation:class="outline" presentation:user-transformed="true">
          <draw:text-box>
            <text:list text:style-name="L1">
              <text:list-item>
                <text:p text:style-name="P48"><text:span text:style-name="T29">– </text:span><text:span text:style-name="T29">Kategorien, Wörter und Zeichen müssen zur Eingabe in NN numerisch kodiert werden</text:span></text:p>
              </text:list-item>
              <text:list-item>
                <text:p text:style-name="P48"><text:span text:style-name="T29">– „</text:span><text:span text:style-name="T29">Durchnummerierung“ der Wörter ist oft nicht geeignet: Wörter erhalten so eine Gewichtung</text:span></text:p>
              </text:list-item>
              <text:list-item>
                <text:p text:style-name="P49"><text:span text:style-name="T29">– </text:span><text:span text:style-name="T29">Erzeugung eines Vektors, welcher 1 an der Stelle ist, die das Wort / Kategorie beschreibt, 0 sonst</text:span></text:p>
              </text:list-item>
              <text:list-item>
                <text:p text:style-name="P48"><text:span text:style-name="T29">– </text:span><text:span text:style-name="T29">Erfordert begrenztes, bekanntes Alphabet oder Wörterbuch</text:span></text:p>
                <text:p text:style-name="P48"><text:span text:style-name="T29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5" draw:text-style-name="P16" draw:layer="layout" svg:width="6.767cm" svg:height="0.463cm" svg:x="15.853cm" svg:y="8.741cm" svg:viewBox="0 0 6768 464" draw:points="3384,464 0,464 0,0 6768,0 6768,464">
            <text:p/>
          </draw:polygon>
          <draw:path draw:style-name="gr6" draw:text-style-name="P1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6" draw:text-style-name="P1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6" draw:text-style-name="P1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6" draw:text-style-name="P1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6" draw:text-style-name="P1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6" draw:text-style-name="P1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6" draw:text-style-name="P1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6" draw:text-style-name="P1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6" draw:text-style-name="P1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6" draw:text-style-name="P1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6" draw:text-style-name="P1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38" draw:text-style-name="P50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3.887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6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 text:style-name="P11"><text:span text:style-name="T7">Word</text:span><text:span text:style-name="T7">2Vec</text:span></text:p>
          </draw:text-box>
        </draw:frame>
        <draw:frame presentation:style-name="pr5" draw:text-style-name="P22" draw:layer="layout" svg:width="22.402cm" svg:height="13.392cm" svg:x="0.798cm" svg:y="4.326cm" presentation:class="outline" presentation:user-transformed="true">
          <draw:text-box>
            <text:list text:style-name="L1">
              <text:list-item>
                <text:p text:style-name="P22"><text:span text:style-name="T12">– </text:span><text:span text:style-name="T12">One-Hot-Kodierung ist ineffizient auf großem Wörterbuch (großer, </text:span><text:span text:style-name="T12">dünnbesetzter Vektor)</text:span></text:p>
              </text:list-item>
              <text:list-item>
                <text:p text:style-name="P22"><text:span text:style-name="T12">– </text:span><text:span text:style-name="T12">Alternative: </text:span><text:span text:style-name="T20">Einbettungen wie </text:span><text:span text:style-name="T13">Word2Vec</text:span></text:p>
                <text:list>
                  <text:list-item>
                    <text:p text:style-name="P51"><text:span text:style-name="T20">Einbettung wird erlernt, Vektor beschreibt Position im </text:span><text:span text:style-name="T20">Raum</text:span></text:p>
                  </text:list-item>
                  <text:list-item>
                    <text:p text:style-name="P51"><text:span text:style-name="T20">Beschreibt semantische Bedeutung: Distanzen und Position </text:span><text:span text:style-name="T20">der Wörter zueinander beschreiben Beziehungen und </text:span><text:span text:style-name="T20">semantische Bedeutung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7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0:52:14.915861261</dc:date>
    <meta:editing-cycles>168</meta:editing-cycles>
    <meta:generator>LibreOffice/6.0.7.3$Linux_X86_64 LibreOffice_project/00m0$Build-3</meta:generator>
    <meta:editing-duration>PT22H27M45S</meta:editing-duration>
    <meta:print-date>2019-05-28T23:45:21.086604625</meta:print-date>
    <meta:document-statistic meta:object-count="904"/>
  </office:meta>
</office:document-meta>
</file>